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8" style:family="table-column">
      <style:table-column-properties fo:break-before="auto" style:column-width="80.33mm"/>
    </style:style>
    <style:style style:name="co9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 style:data-style-name="N36">
      <style:text-properties style:text-position="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6" table:default-cell-style-name="Default"/>
        <table:table-column table:style-name="co6" table:default-cell-style-name="ce2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243.73" calcext:value-type="float">
            <text:p>-424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2460.67" calcext:value-type="float">
            <text:p>-246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9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5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5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5"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5])" office:value-type="float" office:value="160.97" calcext:value-type="float">
            <text:p>160.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5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5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table:style-name="ce5"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9:.C22])" office:value-type="float" office:value="991.04" calcext:value-type="float">
            <text:p>9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5"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table:style-name="ce5"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6:.C28])" office:value-type="float" office:value="47.31" calcext:value-type="float">
            <text:p>47.3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income tax on $3100</text:p>
          </table:table-cell>
          <table:table-cell table:style-name="ce5"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5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5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table:style-name="ce5"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table:style-name="ce5"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table:style-name="ce5"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table:style-name="ce5"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table:style-name="ce5"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34:.C42])" office:value-type="float" office:value="1350.73" calcext:value-type="float">
            <text:p>1350.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44])" office:value-type="float" office:value="2550.05" calcext:value-type="float">
            <text:p>2550.05</text:p>
          </table:table-cell>
          <table:table-cell table:formula="of:=SUM([.D1:.D44])" office:value-type="float" office:value="2550.05" calcext:value-type="float">
            <text:p>2550.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5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table:style-name="ce5"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table:style-name="ce5"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49:.C55])" office:value-type="float" office:value="-76.38" calcext:value-type="float">
            <text:p>-76.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45];[.D56])" office:value-type="float" office:value="2473.67" calcext:value-type="float">
            <text:p>2473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-00-00</text:date>, <text:time style:data-style-name="N2" text:time-value="16:22:16.630515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16:25:56.094260581</dc:date>
    <meta:editing-duration>P1DT1H48M25S</meta:editing-duration>
    <meta:editing-cycles>151</meta:editing-cycles>
    <meta:generator>LibreOffice/5.1.6.2$Linux_X86_64 LibreOffice_project/10m0$Build-2</meta:generator>
    <meta:document-statistic meta:table-count="4" meta:cell-count="473" meta:object-count="0"/>
  </office:meta>
</office:document-meta>
</file>